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ahnschrift SemiCondensed" svg:font-family="Bahnschrift SemiCondensed"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hnschrift Condensed" svg:font-family="Bahnschrift Condensed"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Bahnschrift SemiCondensed"/>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Bahnschrift Condensed" style:font-name-complex="Calibri" fo:font-weight="bold" style:font-weight-asian="bold" style:font-weight-complex="bold" fo:font-size="20pt" style:font-size-asian="20pt" style:font-size-complex="20pt" fo:language="es" fo:country="ES"/>
    </style:style>
    <style:style style:name="P5" style:parent-style-name="Normal" style:family="paragraph">
      <style:text-properties style:font-name="Bahnschrift Condensed" style:font-name-complex="Calibri" fo:font-weight="bold" style:font-weight-asian="bold" style:font-weight-complex="bold" fo:font-size="20pt" style:font-size-asian="20pt" style:font-size-complex="20pt" fo:language="es" fo:country="ES"/>
    </style:style>
    <style:style style:name="P6" style:parent-style-name="Normal" style:family="paragraph">
      <style:text-properties style:font-name-complex="Calibri" fo:language="es" fo:country="ES"/>
    </style:style>
    <style:style style:name="P7" style:parent-style-name="Normal" style:family="paragraph">
      <style:text-properties style:font-name-complex="Calibri" style:text-underline-type="single" style:text-underline-style="solid" style:text-underline-width="auto" style:text-underline-mode="continuous" fo:language="es" fo:country="ES"/>
    </style:style>
    <style:style style:name="T8" style:parent-style-name="DefaultParagraphFont" style:family="text">
      <style:text-properties style:font-name-complex="Calibri" style:text-underline-type="single" style:text-underline-style="solid" style:text-underline-width="auto" style:text-underline-mode="continuous" fo:language="es" fo:country="ES"/>
    </style:style>
    <style:style style:name="T9" style:parent-style-name="DefaultParagraphFont" style:family="text">
      <style:text-properties style:font-name-complex="Calibri" fo:language="es" fo:country="ES"/>
    </style:style>
    <style:style style:name="T10" style:parent-style-name="DefaultParagraphFont" style:family="text">
      <style:text-properties style:font-name-complex="Calibri" style:text-underline-type="single" style:text-underline-style="solid" style:text-underline-width="auto" style:text-underline-mode="continuous" fo:language="es" fo:country="ES"/>
    </style:style>
    <style:style style:name="T11" style:parent-style-name="DefaultParagraphFont" style:family="text">
      <style:text-properties style:font-name-complex="Calibri" fo:language="es" fo:country="ES"/>
    </style:style>
    <style:style style:name="P12" style:parent-style-name="Normal" style:family="paragraph">
      <style:text-properties style:font-name-complex="Calibri" fo:language="es" fo:country="ES"/>
    </style:style>
    <style:style style:name="P13" style:parent-style-name="Normal" style:family="paragraph">
      <style:text-properties style:font-name-complex="Calibri" fo:font-weight="bold" style:font-weight-asian="bold" style:font-weight-complex="bold" style:text-underline-type="single" style:text-underline-style="solid" style:text-underline-width="auto" style:text-underline-mode="continuous" fo:language="es" fo:country="ES"/>
    </style:style>
    <style:style style:name="P14" style:parent-style-name="Normal" style:family="paragraph">
      <style:text-properties style:font-name-complex="Calibri" fo:language="es" fo:country="ES"/>
    </style:style>
    <style:style style:name="P15" style:parent-style-name="Normal" style:family="paragraph">
      <style:text-properties style:font-name-complex="Calibri" fo:language="es" fo:country="ES"/>
    </style:style>
    <style:style style:name="P16" style:parent-style-name="Normal" style:family="paragraph">
      <style:text-properties style:font-name-complex="Calibri" fo:font-weight="bold" style:font-weight-asian="bold" style:font-weight-complex="bold" style:text-underline-type="single" style:text-underline-style="solid" style:text-underline-width="auto" style:text-underline-mode="continuous" fo:language="es" fo:country="ES"/>
    </style:style>
    <style:style style:name="P17" style:parent-style-name="Normal" style:family="paragraph">
      <style:text-properties style:font-name-complex="Calibri" fo:language="es" fo:country="ES"/>
    </style:style>
    <style:style style:name="P18" style:parent-style-name="Normal" style:family="paragraph">
      <style:text-properties style:font-name-complex="Calibri" fo:language="es" fo:country="ES"/>
    </style:style>
    <style:style style:name="P19" style:parent-style-name="Normal" style:family="paragraph">
      <style:text-properties style:font-name-complex="Calibri" fo:font-weight="bold" style:font-weight-asian="bold" style:font-weight-complex="bold" style:text-underline-type="single" style:text-underline-style="solid" style:text-underline-width="auto" style:text-underline-mode="continuous" fo:language="es" fo:country="ES"/>
    </style:style>
    <style:style style:name="P20" style:parent-style-name="Normal" style:family="paragraph">
      <style:text-properties style:font-name-complex="Calibri" fo:language="es" fo:country="ES"/>
    </style:style>
    <style:style style:name="P21" style:parent-style-name="Normal" style:family="paragraph">
      <style:text-properties style:font-name-complex="Calibri" fo:language="es" fo:country="ES"/>
    </style:style>
    <style:style style:name="P22" style:parent-style-name="Normal" style:family="paragraph">
      <style:text-properties style:font-name-complex="Calibri" fo:language="es" fo:country="ES"/>
    </style:style>
    <style:style style:name="P23" style:parent-style-name="Normal" style:family="paragraph">
      <style:text-properties style:font-name-complex="Calibri" fo:language="es" fo:country="ES"/>
    </style:style>
    <style:style style:name="P24" style:parent-style-name="Normal" style:family="paragraph">
      <style:text-properties style:font-name-complex="Calibri" fo:language="es" fo:country="ES"/>
    </style:style>
    <style:style style:name="P25" style:parent-style-name="Normal" style:family="paragraph">
      <style:text-properties style:font-name-complex="Calibri" fo:font-weight="bold" style:font-weight-asian="bold" style:font-weight-complex="bold" style:text-underline-type="single" style:text-underline-style="solid" style:text-underline-width="auto" style:text-underline-mode="continuous" fo:language="es" fo:country="ES"/>
    </style:style>
    <style:style style:name="P26" style:parent-style-name="Normal" style:family="paragraph">
      <style:text-properties style:font-name-complex="Calibri" fo:language="es" fo:country="ES"/>
    </style:style>
    <style:style style:name="P27" style:parent-style-name="Normal" style:family="paragraph">
      <style:text-properties style:font-name-complex="Calibri" fo:language="es" fo:country="ES"/>
    </style:style>
    <style:style style:name="P28" style:parent-style-name="Normal" style:family="paragraph">
      <style:text-properties style:font-name-complex="Calibri" fo:language="es" fo:country="ES"/>
    </style:style>
    <style:style style:name="P29" style:parent-style-name="Normal" style:family="paragraph">
      <style:text-properties style:font-name-complex="Calibri" fo:language="es" fo:country="ES"/>
    </style:style>
    <style:style style:name="P30" style:parent-style-name="Normal" style:family="paragraph">
      <style:text-properties style:font-name-complex="Calibri" fo:language="es" fo:country="ES"/>
    </style:style>
    <style:style style:name="P31" style:parent-style-name="Normal" style:family="paragraph">
      <style:text-properties style:font-name-complex="Calibri" fo:font-weight="bold" style:font-weight-asian="bold" style:font-weight-complex="bold" style:text-underline-type="single" style:text-underline-style="solid" style:text-underline-width="auto" style:text-underline-mode="continuous" fo:language="es" fo:country="ES"/>
    </style:style>
    <style:style style:name="P32" style:parent-style-name="Normal" style:family="paragraph">
      <style:text-properties style:font-name-complex="Calibri" fo:language="es" fo:country="ES"/>
    </style:style>
    <style:style style:name="P33" style:parent-style-name="ListParagraph" style:list-style-name="LFO1" style:family="paragraph">
      <style:text-properties style:font-name-complex="Calibri" fo:language="es" fo:country="ES"/>
    </style:style>
    <style:style style:name="T34" style:parent-style-name="DefaultParagraphFont" style:family="text">
      <style:text-properties style:font-name-complex="Calibri" fo:language="es" fo:country="ES"/>
    </style:style>
    <style:style style:name="T35" style:parent-style-name="DefaultParagraphFont" style:family="text">
      <style:text-properties style:font-name-complex="Calibri" fo:font-weight="bold" style:font-weight-asian="bold" style:font-weight-complex="bold" fo:language="es" fo:country="ES"/>
    </style:style>
    <style:style style:name="T36" style:parent-style-name="DefaultParagraphFont" style:family="text">
      <style:text-properties style:font-name-complex="Calibri" fo:language="es" fo:country="ES"/>
    </style:style>
    <style:style style:name="T37" style:parent-style-name="DefaultParagraphFont" style:family="text">
      <style:text-properties style:font-name-complex="Calibri" fo:language="es" fo:country="ES"/>
    </style:style>
    <style:style style:name="T38" style:parent-style-name="DefaultParagraphFont" style:family="text">
      <style:text-properties style:font-name-complex="Calibri" fo:font-weight="bold" style:font-weight-asian="bold" style:font-weight-complex="bold" fo:language="es" fo:country="ES"/>
    </style:style>
    <style:style style:name="T39" style:parent-style-name="DefaultParagraphFont" style:family="text">
      <style:text-properties style:font-name-complex="Calibri" fo:language="es" fo:country="ES"/>
    </style:style>
    <style:style style:name="T40" style:parent-style-name="DefaultParagraphFont" style:family="text">
      <style:text-properties style:font-name-complex="Calibri" fo:language="es" fo:country="ES"/>
    </style:style>
    <style:style style:name="T41" style:parent-style-name="DefaultParagraphFont" style:family="text">
      <style:text-properties style:font-name-complex="Calibri" fo:font-weight="bold" style:font-weight-asian="bold" style:font-weight-complex="bold" fo:language="es" fo:country="ES"/>
    </style:style>
    <style:style style:name="T42" style:parent-style-name="DefaultParagraphFont" style:family="text">
      <style:text-properties style:font-name-complex="Calibri" fo:language="es" fo:country="ES"/>
    </style:style>
    <style:style style:name="T43" style:parent-style-name="DefaultParagraphFont" style:family="text">
      <style:text-properties style:font-name-complex="Calibri" fo:language="es" fo:country="ES"/>
    </style:style>
    <style:style style:name="T44" style:parent-style-name="DefaultParagraphFont" style:family="text">
      <style:text-properties style:font-name-complex="Calibri" fo:font-weight="bold" style:font-weight-asian="bold" style:font-weight-complex="bold" fo:language="es" fo:country="ES"/>
    </style:style>
    <style:style style:name="T45" style:parent-style-name="DefaultParagraphFont" style:family="text">
      <style:text-properties style:font-name-complex="Calibri" fo:language="es" fo:country="ES"/>
    </style:style>
    <style:style style:name="P46" style:parent-style-name="Normal" style:family="paragraph">
      <style:text-properties style:font-name-complex="Calibri" fo:language="es" fo:country="ES"/>
    </style:style>
    <style:style style:name="P47" style:parent-style-name="Normal" style:family="paragraph">
      <style:text-properties style:font-name-complex="Calibri" fo:language="es" fo:country="ES"/>
    </style:style>
    <style:style style:name="P48" style:parent-style-name="Normal" style:family="paragraph">
      <style:text-properties style:font-name-complex="Calibri" fo:language="es" fo:country="ES"/>
    </style:style>
    <style:style style:name="P49" style:parent-style-name="Normal" style:family="paragraph">
      <style:text-properties style:font-name-complex="Calibri" fo:language="es" fo:country="ES"/>
    </style:style>
    <style:style style:name="P50" style:parent-style-name="Normal" style:family="paragraph">
      <style:text-properties style:font-name-complex="Calibri" fo:language="es" fo:country="ES"/>
    </style:style>
    <style:style style:name="P51" style:parent-style-name="Normal" style:family="paragraph">
      <style:text-properties style:font-name-complex="Calibri" fo:language="es" fo:country="ES"/>
    </style:style>
    <style:style style:name="P52" style:parent-style-name="ListParagraph" style:list-style-name="LFO1" style:family="paragraph">
      <style:text-properties style:font-name-complex="Calibri" fo:language="es" fo:country="ES"/>
    </style:style>
    <style:style style:name="P53" style:parent-style-name="Normal" style:family="paragraph">
      <style:text-properties style:font-name-complex="Calibri" fo:language="es" fo:country="ES"/>
    </style:style>
    <style:style style:name="P54" style:parent-style-name="Normal" style:family="paragraph">
      <style:text-properties style:font-name-complex="Calibri" fo:language="es" fo:country="ES"/>
    </style:style>
    <style:style style:name="P55" style:parent-style-name="ListParagraph" style:list-style-name="LFO1" style:family="paragraph">
      <style:text-properties style:font-name-complex="Calibri" fo:language="es" fo:country="ES"/>
    </style:style>
    <style:style style:name="P56" style:parent-style-name="Normal" style:family="paragraph">
      <style:text-properties style:font-name-complex="Calibri" fo:language="es" fo:country="ES"/>
    </style:style>
    <style:style style:name="P57" style:parent-style-name="Normal" style:family="paragraph">
      <style:text-properties style:font-name-complex="Calibri" fo:language="es" fo:country="ES"/>
    </style:style>
    <style:style style:name="P58" style:parent-style-name="ListParagraph" style:list-style-name="LFO1" style:family="paragraph">
      <style:text-properties style:font-name-complex="Calibri" fo:language="es" fo:country="ES"/>
    </style:style>
    <style:style style:name="P59" style:parent-style-name="Normal" style:family="paragraph">
      <style:text-properties style:font-name-complex="Calibri" fo:language="es" fo:country="ES"/>
    </style:style>
    <style:style style:name="P60" style:parent-style-name="Normal" style:family="paragraph">
      <style:text-properties style:font-name-complex="Calibri" fo:language="es" fo:country="ES"/>
    </style:style>
    <style:style style:name="P61" style:parent-style-name="ListParagraph" style:list-style-name="LFO1" style:family="paragraph">
      <style:text-properties style:font-name-complex="Calibri" fo:language="es" fo:country="ES"/>
    </style:style>
    <style:style style:name="P62" style:parent-style-name="Normal" style:family="paragraph">
      <style:text-properties style:font-name-complex="Calibri" fo:language="es" fo:country="ES"/>
    </style:style>
    <style:style style:name="P63" style:parent-style-name="Normal" style:family="paragraph">
      <style:text-properties style:font-name-complex="Calibri" fo:language="es" fo:country="ES"/>
    </style:style>
    <style:style style:name="P64" style:parent-style-name="ListParagraph" style:list-style-name="LFO1" style:family="paragraph">
      <style:text-properties style:font-name-complex="Calibri" fo:language="es" fo:country="ES"/>
    </style:style>
    <style:style style:name="P65" style:parent-style-name="Normal" style:family="paragraph">
      <style:text-properties style:font-name-complex="Calibri" fo:language="es" fo:country="ES"/>
    </style:style>
    <style:style style:name="P66" style:parent-style-name="Normal" style:family="paragraph">
      <style:text-properties style:font-name-complex="Calibri" fo:language="es" fo:country="ES"/>
    </style:style>
    <style:style style:name="P67" style:parent-style-name="Normal" style:family="paragraph">
      <style:text-properties style:font-name-complex="Calibri" fo:language="es" fo:country="ES"/>
    </style:style>
    <style:style style:name="P68" style:parent-style-name="Normal" style:family="paragraph">
      <style:text-properties style:font-name-complex="Calibri" fo:font-weight="bold" style:font-weight-asian="bold" style:font-weight-complex="bold" style:text-underline-type="single" style:text-underline-style="solid" style:text-underline-width="auto" style:text-underline-mode="continuous" fo:language="es" fo:country="ES"/>
    </style:style>
    <style:style style:name="P69" style:parent-style-name="Normal" style:family="paragraph">
      <style:text-properties style:font-name-complex="Calibri" fo:language="es" fo:country="ES"/>
    </style:style>
    <style:style style:name="P70" style:parent-style-name="Normal" style:family="paragraph">
      <style:text-properties style:font-name-complex="Calibri" fo:language="es" fo:country="ES"/>
    </style:style>
    <style:style style:name="P71" style:parent-style-name="Normal" style:family="paragraph">
      <style:text-properties style:font-name-complex="Calibri" style:text-underline-type="single" style:text-underline-style="solid" style:text-underline-width="auto" style:text-underline-mode="continuous" fo:language="es" fo:country="ES"/>
    </style:style>
    <style:style style:name="P72" style:parent-style-name="Normal" style:family="paragraph">
      <style:text-properties style:font-name-complex="Calibri" fo:font-weight="bold" style:font-weight-asian="bold" style:font-weight-complex="bold" style:text-underline-type="single" style:text-underline-style="solid" style:text-underline-width="auto" style:text-underline-mode="continuous" fo:language="es" fo:country="ES"/>
    </style:style>
    <style:style style:name="P73" style:parent-style-name="Normal" style:family="paragraph">
      <style:text-properties style:font-name-complex="Calibri" fo:language="es" fo:country="ES"/>
    </style:style>
    <style:style style:name="P74" style:parent-style-name="Normal" style:family="paragraph">
      <style:text-properties style:font-name-complex="Calibri" fo:language="es" fo:country="ES"/>
    </style:style>
    <style:style style:name="P75" style:parent-style-name="Normal" style:family="paragraph">
      <style:text-properties style:font-name-complex="Calibri" fo:font-weight="bold" style:font-weight-asian="bold" style:font-weight-complex="bold" style:text-underline-type="single" style:text-underline-style="solid" style:text-underline-width="auto" style:text-underline-mode="continuous" fo:language="es" fo:country="ES"/>
    </style:style>
    <style:style style:name="P76" style:parent-style-name="Normal" style:family="paragraph">
      <style:text-properties style:font-name-complex="Calibri" fo:language="es" fo:country="ES"/>
    </style:style>
    <style:style style:name="P77" style:parent-style-name="Normal" style:family="paragraph">
      <style:text-properties style:font-name-complex="Calibri" fo:language="es" fo:country="ES"/>
    </style:style>
    <style:style style:name="P78" style:parent-style-name="Normal" style:family="paragraph">
      <style:text-properties style:font-name-complex="Calibri" fo:language="es" fo:country="ES"/>
    </style:style>
    <style:style style:name="P79" style:parent-style-name="Normal" style:family="paragraph">
      <style:text-properties style:font-name-complex="Calibri" fo:language="es" fo:country="ES"/>
    </style:style>
    <style:style style:name="P80" style:parent-style-name="Normal" style:family="paragraph">
      <style:text-properties style:font-name-complex="Calibri" fo:language="es" fo:country="ES"/>
    </style:style>
    <style:style style:name="P81" style:parent-style-name="Normal" style:family="paragraph">
      <style:text-properties style:font-name-complex="Calibri" fo:language="es" fo:country="ES"/>
    </style:style>
    <style:style style:name="P82" style:parent-style-name="Normal" style:family="paragraph">
      <style:text-properties style:font-name-complex="Calibri" fo:language="es" fo:country="ES"/>
    </style:style>
    <style:style style:name="P83" style:parent-style-name="Normal" style:family="paragraph">
      <style:text-properties style:font-name-complex="Calibri" fo:language="es" fo:country="ES"/>
    </style:style>
    <style:style style:name="P84" style:parent-style-name="Normal" style:family="paragraph">
      <style:text-properties style:font-name-complex="Calibri" fo:font-style="italic" style:font-style-asian="italic" style:font-style-complex="italic" fo:language="es" fo:country="ES"/>
    </style:style>
    <style:style style:name="P85" style:parent-style-name="Normal" style:family="paragraph">
      <style:text-properties style:font-name-complex="Calibri" fo:language="es" fo:country="ES"/>
    </style:style>
    <style:style style:name="P86" style:parent-style-name="Normal" style:family="paragraph">
      <style:text-properties style:font-name-complex="Calibri" fo:language="es" fo:country="ES"/>
    </style:style>
    <style:style style:name="P87" style:parent-style-name="Normal" style:family="paragraph">
      <style:text-properties style:font-name-complex="Calibri" fo:language="es" fo:country="ES"/>
    </style:style>
    <style:style style:name="P88" style:parent-style-name="Normal" style:family="paragraph">
      <style:text-properties style:font-name-complex="Calibri" fo:language="es" fo:country="ES"/>
    </style:style>
    <style:style style:name="P89" style:parent-style-name="Normal" style:family="paragraph">
      <style:text-properties style:font-name-complex="Calibri" fo:language="es" fo:country="ES"/>
    </style:style>
    <style:style style:name="P90" style:parent-style-name="Normal" style:family="paragraph">
      <style:text-properties style:font-name-complex="Calibri" fo:language="es" fo:country="ES"/>
    </style:style>
    <style:style style:name="P91" style:parent-style-name="Normal" style:family="paragraph">
      <style:text-properties style:font-name-complex="Calibri" fo:language="es" fo:country="ES"/>
    </style:style>
    <style:style style:name="P92" style:parent-style-name="Normal" style:family="paragraph">
      <style:text-properties style:font-name-complex="Calibri" fo:language="es" fo:country="ES"/>
    </style:style>
    <style:style style:name="P93" style:parent-style-name="Normal" style:family="paragraph">
      <style:text-properties style:font-name-complex="Calibri" fo:font-weight="bold" style:font-weight-asian="bold" style:font-weight-complex="bold" style:text-underline-type="single" style:text-underline-style="solid" style:text-underline-width="auto" style:text-underline-mode="continuous" fo:language="es" fo:country="ES"/>
    </style:style>
    <style:style style:name="P94" style:parent-style-name="Normal" style:family="paragraph">
      <style:text-properties style:font-name-complex="Calibri" fo:language="es" fo:country="ES"/>
    </style:style>
    <style:style style:name="P95" style:parent-style-name="Normal" style:family="paragraph">
      <style:text-properties style:font-name-complex="Calibri" fo:language="es" fo:country="ES"/>
    </style:style>
    <style:style style:name="P96" style:parent-style-name="Normal" style:family="paragraph">
      <style:text-properties style:font-name-complex="Calibri" fo:language="es" fo:country="ES"/>
    </style:style>
    <style:style style:name="P97" style:parent-style-name="Normal" style:family="paragraph">
      <style:text-properties style:font-name-complex="Calibri" fo:language="es" fo:country="ES"/>
    </style:style>
    <style:style style:name="P98" style:parent-style-name="Normal" style:family="paragraph">
      <style:text-properties style:font-name-complex="Calibri" fo:language="es" fo:country="ES"/>
    </style:style>
    <style:style style:name="P99" style:parent-style-name="Normal" style:family="paragraph">
      <style:text-properties style:font-name-complex="Calibri" fo:language="es" fo:country="ES"/>
    </style:style>
    <style:style style:name="P100" style:parent-style-name="Normal" style:family="paragraph">
      <style:text-properties style:font-name-complex="Calibri" fo:language="es" fo:country="ES"/>
    </style:style>
    <style:style style:name="T101" style:parent-style-name="DefaultParagraphFont" style:family="text">
      <style:text-properties style:font-name-complex="Calibri"/>
    </style:style>
  </office:automatic-styles>
  <office:body>
    <office:text text:use-soft-page-breaks="true">
      <text:p text:style-name="P1">Informe Técnico: Programa de "Rendimiento Laboral"<text:s/></text:p>
      <text:p text:style-name="P5">basado en Minería de Datos</text:p>
      <text:p text:style-name="P6"/>
      <text:p text:style-name="P7">Metodología de la Investigación Científica</text:p>
      <text:p text:style-name="Normal"><text:span text:style-name="T8">Prof.</text:span><text:span text:style-name="T9"><text:s/>Ing. Carlos R. Rodríguez</text:span></text:p>
      <text:p text:style-name="Normal"><text:span text:style-name="T10">Integrantes:</text:span><text:span text:style-name="T11"><text:s/>FICARA, Augusto; GRANZOTTO, Facundo; DEL MONTE, Agustín; GIORLANDO, Pedro; SANTUCCI, Renzo</text:span></text:p>
      <text:p text:style-name="P12"/>
      <text:p text:style-name="P13">Introducción:</text:p>
      <text:p text:style-name="P14">El presente informe técnico tiene como objetivo describir el programa de "Rendimiento Laboral" desarrollado en PyCharm. Este programa se enfoca en evaluar y analizar el desempeño de los empleados a través del seguimiento de sus actividades diarias, incluyendo pasos, horas de trabajo, ventas, asistencia, entre otros. Los empleados otorgan su consentimiento para ser monitoreados, y los datos recopilados se almacenan en una base de datos. Además, se utiliza Jira y GitHub para el control del seguimiento del proyecto.</text:p>
      <text:p text:style-name="P15"/>
      <text:p text:style-name="P16">Descripción del Programa:</text:p>
      <text:soft-page-break/>
      <text:p text:style-name="P17">El programa de "Rendimiento Laboral" es una aplicación desarrollada en el entorno de desarrollo integrado (IDE) PyCharm, utilizando el lenguaje de programación Python. Su principal objetivo es evaluar la productividad de los empleados a partir de datos recopilados sobre sus actividades diarias. Los pasos de los empleados, las horas trabajadas, las ventas realizadas y la asistencia son algunos de los datos considerados para calcular el rendimiento.</text:p>
      <text:p text:style-name="P18"/>
      <text:p text:style-name="P19">Funcionalidades Principales:</text:p>
      <text:p text:style-name="P20">Registro de actividades: Los empleados autorizados firman una autorización de seguimiento que les permite ser monitoreados. El programa registra los pasos realizados por cada empleado, las horas de trabajo, las ventas realizadas y otros datos relevantes.</text:p>
      <text:p text:style-name="P21">Cálculo de productividad: Utilizando los datos recopilados, el programa calcula un porcentaje de productividad para cada empleado. Este cálculo se realiza teniendo en cuenta diferentes factores, como el número de pasos, las horas trabajadas y las ventas realizadas.</text:p>
      <text:p text:style-name="P22">Base de datos: Los datos recopilados se almacenan en una base de datos, que puede ser accesible desde el programa. Esto permite mantener un registro histórico de la actividad de los empleados y facilita el análisis posterior.</text:p>
      <text:p text:style-name="P23">Compatibilidad con Windows y Linux: El programa ha sido desarrollado para ser compatible con los sistemas operativos Windows y Linux, lo que garantiza su funcionamiento en diferentes entornos.</text:p>
      <text:p text:style-name="P24"/>
      <text:soft-page-break/>
      <text:p text:style-name="P25">Herramientas de Control de Proyecto:</text:p>
      <text:p text:style-name="P26">Jira: Se utiliza Jira como herramienta de control de seguimiento del proyecto. Permite gestionar tareas, asignar responsabilidades, hacer seguimiento del progreso y facilitar la comunicación entre los miembros del equipo.</text:p>
      <text:p text:style-name="P27">GitHub: GitHub se utiliza como sistema de control de versiones para el desarrollo del programa. Proporciona un repositorio centralizado donde se almacena el código fuente, lo que facilita la colaboración, el seguimiento de cambios y la gestión de problemas.</text:p>
      <text:p text:style-name="P28"/>
      <text:p text:style-name="P29"/>
      <text:p text:style-name="P30"/>
      <text:p text:style-name="P31">Tecnologías Utilizadas:</text:p>
      <text:p text:style-name="P32">El programa de "Rendimiento Laboral" ha sido desarrollado utilizando las siguientes tecnologías:</text:p>
      <text:list text:style-name="LFO1" text:continue-numbering="true">
        <text:list-item>
          <text:p text:style-name="P33">Librerías<text:s/></text:p>
        </text:list-item>
      </text:list>
      <text:p text:style-name="Normal"><text:span text:style-name="T34">La librería<text:s/></text:span><text:span text:style-name="T35">PyQt5</text:span><text:span text:style-name="T36"><text:s/>es una biblioteca de Python que proporciona enlaces para la creación de aplicaciones de escritorio utilizando el framework Qt. Qt es una herramienta multiplataforma ampliamente utilizada para el desarrollo de interfaces gráficas de usuario (GUI) en diversos sistemas operativos.</text:span></text:p>
      <text:p text:style-name="Normal"><text:span text:style-name="T37">La biblioteca<text:s/></text:span><text:span text:style-name="T38">PySide2</text:span><text:span text:style-name="T39"><text:s/>es una biblioteca de Python que también proporciona enlaces para el desarrollo de aplicaciones de escritorio con interfaces gráficas de usuario (GUI) utilizando el framework Qt. Al igual que PyQt5, PySide2 se basa en Qt y permite a los desarrolladores crear aplicaciones multiplataforma con interfaces atractivas y funcionales.</text:span></text:p>
      <text:p text:style-name="Normal"><text:span text:style-name="T40">La biblioteca<text:s/></text:span><text:span text:style-name="T41">NumPy</text:span><text:span text:style-name="T42"><text:s/>(Numerical Python) es una biblioteca fundamental en Python para el procesamiento y análisis numérico de datos. NumPy proporciona un conjunto de funciones y herramientas eficientes para trabajar con arreglos multidimensionales y realizar operaciones matemáticas y estadísticas avanzadas.</text:span></text:p>
      <text:p text:style-name="Normal"><text:span text:style-name="T43">La biblioteca<text:s/></text:span><text:span text:style-name="T44">schedule</text:span><text:span text:style-name="T45"><text:s/>es una herramienta de Python que permite la programación y ejecución de tareas en momentos específicos o de manera recurrente. Proporciona una interfaz sencilla para la planificación de eventos y la ejecución de funciones en intervalos regulares o en momentos predefinidos.</text:span></text:p>
      <text:p text:style-name="P46"/>
      <text:p text:style-name="P47"/>
      <text:p text:style-name="P48"/>
      <text:p text:style-name="P49"/>
      <text:p text:style-name="P50"/>
      <text:p text:style-name="P51"/>
      <text:list text:style-name="LFO1" text:continue-numbering="true">
        <text:list-item>
          <text:p text:style-name="P52">PyCharm:</text:p>
        </text:list-item>
      </text:list>
      <text:p text:style-name="P53">PyCharm es un entorno de desarrollo integrado (IDE) para el lenguaje de programación Python. Proporciona una interfaz de desarrollo intuitiva y herramientas eficientes para la codificación, depuración y ejecución del programa.</text:p>
      <text:p text:style-name="P54"/>
      <text:list text:style-name="LFO1" text:continue-numbering="true">
        <text:list-item>
          <text:p text:style-name="P55">Minería de Datos:</text:p>
        </text:list-item>
      </text:list>
      <text:p text:style-name="P56">Se han utilizado técnicas de minería de datos para procesar y analizar los datos recopilados. Esto implica el uso de algoritmos y métodos de análisis de datos para extraer información relevante y calcular el rendimiento laboral de cada empleado.</text:p>
      <text:p text:style-name="P57"/>
      <text:list text:style-name="LFO1" text:continue-numbering="true">
        <text:list-item>
          <text:p text:style-name="P58">Bases de Datos:</text:p>
        </text:list-item>
      </text:list>
      <text:p text:style-name="P59">Se utiliza una base de datos para almacenar los datos recopilados. Esto permite un almacenamiento seguro y estructurado de la información, facilitando su posterior procesamiento y análisis.</text:p>
      <text:p text:style-name="P60"/>
      <text:list text:style-name="LFO1" text:continue-numbering="true">
        <text:list-item>
          <text:p text:style-name="P61">Jira:</text:p>
        </text:list-item>
      </text:list>
      <text:p text:style-name="P62">Jira es una herramienta de gestión de proyectos que permite el seguimiento y control de tareas, asignación de recursos, y seguimiento del progreso del proyecto. Se utiliza para organizar y supervisar el desarrollo del programa de "Rendimiento Laboral", asegurando la correcta ejecución de las actividades y la colaboración entre los miembros del equipo.</text:p>
      <text:p text:style-name="P63"/>
      <text:list text:style-name="LFO1" text:continue-numbering="true">
        <text:list-item>
          <text:p text:style-name="P64">GitHub:</text:p>
        </text:list-item>
      </text:list>
      <text:p text:style-name="P65">GitHub es una plataforma de alojamiento de código fuente y control de versiones. Se utiliza para almacenar y gestionar el código del programa de "Rendimiento Laboral", permitiendo la colaboración entre los desarrolladores, el control de cambios y la posibilidad de realizar seguimiento del progreso del proyecto.</text:p>
      <text:p text:style-name="P66"/>
      <text:p text:style-name="P67"/>
      <text:p text:style-name="P68">Consideraciones de Privacidad y Seguridad:</text:p>
      <text:p text:style-name="P69">El programa se ha desarrollado teniendo en cuenta la privacidad y seguridad de los empleados. Se requiere que los empleados firmen una autorización de seguimiento, asegurando así su consentimiento para recopilar y analizar sus datos laborales. Además, se han implementado medidas de seguridad para proteger la integridad y confidencialidad de los datos almacenados en la base de datos. Se recomienda seguir las políticas y regulaciones vigentes en materia de privacidad y protección de datos.</text:p>
      <text:p text:style-name="P70"/>
      <text:p text:style-name="P71"/>
      <text:p text:style-name="P72">Objetivo del Proyecto:</text:p>
      <text:p text:style-name="P73">El objetivo principal del proyecto de "Rendimiento Laboral" basado en minería de datos es proporcionar a la empresa una herramienta eficiente y objetiva para evaluar el rendimiento de sus empleados. A través del análisis de datos recopilados, el programa busca calcular un porcentaje de productividad para cada empleado, teniendo en cuenta aspectos como los pasos realizados, horas de trabajo, ventas y asistencia.</text:p>
      <text:p text:style-name="P74"/>
      <text:p text:style-name="P75">Los objetivos específicos del proyecto incluyen:</text:p>
      <text:p text:style-name="P76">- Aplicar técnicas de minería de datos: El programa debe utilizar técnicas de minería de datos para procesar y analizar los datos recopilados, identificando patrones y tendencias que puedan ser utilizados para evaluar el rendimiento laboral de los empleados.</text:p>
      <text:p text:style-name="P77"/>
      <text:p text:style-name="P78">- Calcular el porcentaje de productividad: Con base en los datos analizados, el programa debe calcular un porcentaje de productividad para cada empleado, que refleje de manera cuantitativa su desempeño en términos de pasos realizados, horas de trabajo, ventas y asistencia.</text:p>
      <text:p text:style-name="P79"/>
      <text:p text:style-name="P80">- Generar informes de rendimiento: El programa debe ser capaz de generar informes detallados que muestren el porcentaje de productividad de cada empleado, proporcionando información valiosa para la toma de decisiones por parte de la empresa.</text:p>
      <text:p text:style-name="P81"/>
      <text:p text:style-name="P82">- Garantizar la privacidad y seguridad de los datos: Se deben implementar medidas adecuadas para proteger la privacidad y seguridad de los datos recopilados, asegurando el cumplimiento de las regulaciones y mejores prácticas en materia de protección de datos.</text:p>
      <text:p text:style-name="P83"/>
      <text:p text:style-name="P84">En resumen, el objetivo del proyecto es desarrollar un programa que utilice minería de datos para evaluar el rendimiento laboral de los empleados, proporcionando a la empresa una herramienta precisa y objetiva para la toma de decisiones relacionadas con la gestión del talento y la mejora del desempeño.</text:p>
      <text:p text:style-name="P85"/>
      <text:p text:style-name="P86"/>
      <text:p text:style-name="P87"/>
      <text:p text:style-name="P88"/>
      <text:p text:style-name="P89"/>
      <text:p text:style-name="P90"/>
      <text:p text:style-name="P91"/>
      <text:p text:style-name="P92"/>
      <text:p text:style-name="P93">Conclusiones:</text:p>
      <text:p text:style-name="P94">El programa de "Rendimiento Laboral" basado en minería de datos desarrollado en PyCharm es una herramienta eficaz para evaluar y analizar el desempeño de los empleados. Permite recopilar y almacenar datos relevantes sobre las actividades diarias de los empleados, calcular un porcentaje de productividad y generar informes útiles para la toma de decisiones. La compatibilidad con los sistemas operativos Windows y Linux garantiza su adaptabilidad a diferentes entornos. Además, el uso de Jira y GitHub como herramientas de control de proyecto facilita la gestión y el seguimiento del desarrollo del programa.</text:p>
      <text:p text:style-name="P95"/>
      <text:p text:style-name="P96">Es importante destacar que el programa debe implementarse de acuerdo con las regulaciones y políticas de privacidad vigentes, asegurando el consentimiento y la protección de los datos de los empleados.</text:p>
      <text:p text:style-name="P97"/>
      <text:p text:style-name="P98"/>
      <text:p text:style-name="P99"/>
      <text:p text:style-name="P100">Vínculo actualizado a github donde está alojado el proyecto:</text:p>
      <text:p text:style-name="Normal"><text:span text:style-name="T101">https://github.com/Granzo05/mineria-de-dat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ahnschrift SemiCondensed" svg:font-family="Bahnschrift SemiCondensed"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hnschrift Condensed" svg:font-family="Bahnschrift Condensed"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Bahnschrift SemiCondensed"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Bahnschrift SemiCondensed"/>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style:style style:name="T3" style:parent-style-name="DefaultParagraphFont" style:family="text">
      <style:text-properties fo:color="#000000" fo:font-size="10pt" style:font-size-asian="10pt" style:font-size-complex="10pt" fo:language="es" fo:country="ES"/>
    </style:style>
    <style:style style:name="T4" style:parent-style-name="DefaultParagraphFont" style:family="text">
      <style:text-properties fo:color="#000000" fo:font-size="10pt" style:font-size-asian="10pt" style:font-size-complex="10pt"/>
    </style:style>
  </office:automatic-styles>
  <office:master-styles>
    <style:master-page style:name="MP0" style:page-layout-name="PL0">
      <style:footer>
        <text:p text:style-name="P2"><text:span text:style-name="T3">pág.<text:s/></text:span><text:span text:style-name="T4"><text:page-number style:num-format="1" text:fixed="false">1</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gustín Del Monte</meta:initial-creator>
    <dc:creator>word</dc:creator>
    <meta:creation-date>2023-05-24T18:57:00Z</meta:creation-date>
    <dc:date>2023-05-24T18:57:00Z</dc:date>
    <meta:template xlink:href="Normal" xlink:type="simple"/>
    <meta:editing-cycles>2</meta:editing-cycles>
    <meta:editing-duration>PT0S</meta:editing-duration>
    <meta:document-statistic meta:page-count="3" meta:paragraph-count="17" meta:word-count="1321" meta:character-count="8839" meta:row-count="62" meta:non-whitespace-character-count="7535"/>
  </office:meta>
</office:document-meta>
</file>